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C7000003165248E7AB666BAA29.png" manifest:media-type="image/png"/>
  <manifest:file-entry manifest:full-path="Pictures/100002010000074200000357D1FC8A2189C7FF57.png" manifest:media-type="image/png"/>
  <manifest:file-entry manifest:full-path="Pictures/1000020100000734000003297809468650DAEF5B.png" manifest:media-type="image/png"/>
  <manifest:file-entry manifest:full-path="Pictures/10000201000006E500000347ADF38100E5E4ED08.png" manifest:media-type="image/png"/>
  <manifest:file-entry manifest:full-path="Pictures/10000201000007490000035473DEB2F9D62A81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odays Resul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999cm" svg:height="13.309cm" svg:x="0.102cm" svg:y="1.176cm">
          <draw:image xlink:href="Pictures/10000201000006E500000347ADF38100E5E4ED0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7.999cm" svg:height="12.79cm" svg:x="0.102cm" svg:y="1.436cm">
          <draw:image xlink:href="Pictures/10000201000007490000035473DEB2F9D62A81A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7.343cm" svg:height="12.581cm" svg:x="0.102cm" svg:y="1.389cm">
          <draw:image xlink:href="Pictures/100002010000074200000357D1FC8A2189C7FF5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27.999cm" svg:height="12.283cm" svg:x="0cm" svg:y="2.703cm">
          <draw:image xlink:href="Pictures/1000020100000734000003297809468650DAEF5B.png" xlink:type="simple" xlink:show="embed" xlink:actuate="onLoad">
            <text:p/>
          </draw:image>
        </draw:frame>
        <draw:frame draw:style-name="gr3" draw:text-style-name="P3" draw:layer="layout" svg:width="21.082cm" svg:height="0.962cm" svg:x="4.064cm" svg:y="0.762cm">
          <draw:text-box>
            <text:p>First 50 Frames for Run 1 Node 1 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6.778cm" svg:height="12.192cm" svg:x="0.4cm" svg:y="1.778cm">
          <draw:image xlink:href="Pictures/10000201000006C7000003165248E7AB666BAA2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2T14:52:33.335586693</meta:creation-date>
    <dc:date>2019-07-22T16:08:52.298290993</dc:date>
    <meta:editing-duration>PT6M48S</meta:editing-duration>
    <meta:editing-cycles>2</meta:editing-cycles>
    <meta:generator>LibreOffice/6.0.7.3$Linux_X86_64 LibreOffice_project/00m0$Build-3</meta:generator>
    <meta:document-statistic meta:object-count="40"/>
  </office:meta>
</office:document-meta>
</file>